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ademi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ogliereGliStranie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mbasci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ald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hit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oDiTrionf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tigi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vampostoCommerci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des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n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sil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tti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rg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s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mpagn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i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pell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er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Ghia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Mar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Piet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lie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Fortific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Mercant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lon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battereLeEresi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missionareArteSac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dott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quist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ta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rtigia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Bast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Mu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Tor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oci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onto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u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e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o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satto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legnam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ie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es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tez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ne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Risor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MILITARI</text:p>
          </table:table-cell>
          <table:table-cell office:value-type="string" calcext:value-type="string">
            <text:p>PVITTORIA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ar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gliScul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Costru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Pi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overn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uerraSan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Mercena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Reclu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Solda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nalzareUnaStatu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an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cen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r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Pap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Re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gliorareLeStra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nieraO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ona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b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spitareMendican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alazz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ossedimen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edic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nullaBonusSpazioAz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ovinc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esiden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Abbaz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hi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o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antu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cavareCanalizzaz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Pap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tudios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upportoAl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agliaPiet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at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nu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sor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iner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on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Ze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ica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Casella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Turn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mezzaRisorseAlloc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r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21:06:33.69983795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4:09:41.385770091</meta:creation-date>
    <dc:date>2017-06-12T21:52:11.001461179</dc:date>
    <meta:editing-duration>PT14H17M54S</meta:editing-duration>
    <meta:editing-cycles>20</meta:editing-cycles>
    <meta:generator>LibreOffice/5.1.6.2$Linux_X86_64 LibreOffice_project/10m0$Build-2</meta:generator>
    <meta:document-statistic meta:table-count="1" meta:cell-count="4262" meta:object-count="0"/>
  </office:meta>
</office:document-meta>
</file>